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oto Mono" svg:font-family="'Noto Mono'" style:font-family-generic="modern" style:font-pitch="fixed"/>
    <style:font-face style:name="Noto Sans" svg:font-family="'Noto Sans'" style:font-family-generic="swiss" style:font-pitch="variable"/>
    <style:font-face style:name="Noto Sans Light" svg:font-family="'Noto Sans Light'" style:font-family-generic="swiss" style:font-pitch="variable"/>
    <style:font-face style:name="Noto Serif" svg:font-family="'Noto Serif'" style:font-family-generic="roman"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926d3" officeooo:paragraph-rsid="000926d3"/>
    </style:style>
    <style:style style:name="P2" style:family="paragraph" style:parent-style-name="Text_20_body">
      <style:text-properties officeooo:paragraph-rsid="000eee9f"/>
    </style:style>
    <style:style style:name="P3" style:family="paragraph" style:parent-style-name="Text_20_body">
      <style:text-properties officeooo:rsid="000609ef" officeooo:paragraph-rsid="000716d9"/>
    </style:style>
    <style:style style:name="P4" style:family="paragraph" style:parent-style-name="Text_20_body">
      <style:text-properties officeooo:rsid="000899f8" officeooo:paragraph-rsid="000eee9f"/>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paragraph-rsid="0016a2f3"/>
    </style:style>
    <style:style style:name="P8" style:family="paragraph" style:parent-style-name="Heading_20_1">
      <style:paragraph-properties fo:break-before="page"/>
      <style:text-properties officeooo:rsid="0016a2f3" officeooo:paragraph-rsid="0016a2f3"/>
    </style:style>
    <style:style style:name="P9" style:family="paragraph" style:parent-style-name="Subtitle">
      <style:text-properties style:font-name="Noto Sans"/>
    </style:style>
    <style:style style:name="P10" style:family="paragraph" style:parent-style-name="Text_20_body">
      <style:text-properties style:font-name="Noto Sans"/>
    </style:style>
    <style:style style:name="P11" style:family="paragraph" style:parent-style-name="Text_20_body" style:list-style-name="L1">
      <style:text-properties style:font-name="Noto Sans" officeooo:rsid="00169137" officeooo:paragraph-rsid="00169137"/>
    </style:style>
    <style:style style:name="P12" style:family="paragraph" style:parent-style-name="Text_20_body" style:list-style-name="L1">
      <style:text-properties style:font-name="Noto Sans" officeooo:rsid="0016a2f3" officeooo:paragraph-rsid="0016a2f3"/>
    </style:style>
    <style:style style:name="P13" style:family="paragraph" style:parent-style-name="Text_20_body" style:list-style-name="L1">
      <style:text-properties style:font-name="Noto Sans" officeooo:rsid="001907c6" officeooo:paragraph-rsid="001907c6"/>
    </style:style>
    <style:style style:name="P14" style:family="paragraph" style:parent-style-name="Text_20_body" style:list-style-name="L1">
      <style:text-properties style:font-name="Noto Sans" officeooo:rsid="001b678e" officeooo:paragraph-rsid="001b678e"/>
    </style:style>
    <style:style style:name="P15" style:family="paragraph" style:parent-style-name="Text_20_body">
      <style:text-properties officeooo:paragraph-rsid="0016a2f3"/>
    </style:style>
    <style:style style:name="P16" style:family="paragraph" style:parent-style-name="Text_20_body">
      <style:text-properties officeooo:rsid="0016a2f3" officeooo:paragraph-rsid="0016a2f3"/>
    </style:style>
    <style:style style:name="P17" style:family="paragraph" style:parent-style-name="Text_20_body">
      <style:text-properties officeooo:rsid="001907c6" officeooo:paragraph-rsid="001b678e"/>
    </style:style>
    <style:style style:name="P18" style:family="paragraph" style:parent-style-name="Text_20_body">
      <style:text-properties officeooo:rsid="001bfd90" officeooo:paragraph-rsid="001bfd90"/>
    </style:style>
    <style:style style:name="P19" style:family="paragraph" style:parent-style-name="Text_20_body">
      <style:text-properties officeooo:paragraph-rsid="001e36f0"/>
    </style:style>
    <style:style style:name="T1" style:family="text">
      <style:text-properties style:font-name="Noto Serif"/>
    </style:style>
    <style:style style:name="T2" style:family="text">
      <style:text-properties style:font-name="Noto Serif" officeooo:rsid="0011b5d1"/>
    </style:style>
    <style:style style:name="T3" style:family="text">
      <style:text-properties officeooo:rsid="0011b5d1"/>
    </style:style>
    <style:style style:name="T4" style:family="text">
      <style:text-properties officeooo:rsid="0005a110"/>
    </style:style>
    <style:style style:name="T5" style:family="text">
      <style:text-properties fo:language="fr" fo:country="FR" officeooo:rsid="000926d3"/>
    </style:style>
    <style:style style:name="T6" style:family="text">
      <style:text-properties officeooo:rsid="000609ef"/>
    </style:style>
    <style:style style:name="T7" style:family="text">
      <style:text-properties officeooo:rsid="000716d9"/>
    </style:style>
    <style:style style:name="T8" style:family="text">
      <style:text-properties officeooo:rsid="000899f8"/>
    </style:style>
    <style:style style:name="T9" style:family="text">
      <style:text-properties officeooo:rsid="000926d3"/>
    </style:style>
    <style:style style:name="T10" style:family="text">
      <style:text-properties officeooo:rsid="00095c8a"/>
    </style:style>
    <style:style style:name="T11" style:family="text">
      <style:text-properties officeooo:rsid="000eee9f"/>
    </style:style>
    <style:style style:name="T12" style:family="text">
      <style:text-properties officeooo:rsid="0013864b"/>
    </style:style>
    <style:style style:name="T13" style:family="text">
      <style:text-properties officeooo:rsid="00163fe1"/>
    </style:style>
    <style:style style:name="T14" style:family="text">
      <style:text-properties officeooo:rsid="00169137"/>
    </style:style>
    <style:style style:name="T15" style:family="text">
      <style:text-properties officeooo:rsid="0016a2f3"/>
    </style:style>
    <style:style style:name="T16" style:family="text">
      <style:text-properties officeooo:rsid="00187cbf"/>
    </style:style>
    <style:style style:name="T17" style:family="text">
      <style:text-properties officeooo:rsid="001907c6"/>
    </style:style>
    <style:style style:name="T18" style:family="text">
      <style:text-properties officeooo:rsid="001a6e15"/>
    </style:style>
    <style:style style:name="T19" style:family="text">
      <style:text-properties officeooo:rsid="001b678e"/>
    </style:style>
    <style:style style:name="T20" style:family="text">
      <style:text-properties officeooo:rsid="001bbfbc"/>
    </style:style>
    <style:style style:name="T21" style:family="text">
      <style:text-properties officeooo:rsid="001bfd90"/>
    </style:style>
    <style:style style:name="T22" style:family="text">
      <style:text-properties officeooo:rsid="001d9dfd"/>
    </style:style>
    <style:style style:name="T23" style:family="text">
      <style:text-properties officeooo:rsid="001e36f0"/>
    </style:style>
    <style:style style:name="T24" style:family="text">
      <style:text-properties officeooo:rsid="001f2bf2"/>
    </style:style>
    <style:style style:name="T25" style:family="text">
      <style:text-properties officeooo:rsid="002114e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 <text:span text:style-name="T4">de tutorat</text:span></text:p>
      <text:p text:style-name="P9">par HARTMANN Matthias, étudiant en BUT Réseaux et Télécommunications</text:p>
      <text:p text:style-name="P10"/>
      <text:list xml:id="list810383296" text:style-name="L1">
        <text:list-item>
          <text:p text:style-name="P11">Pourquoi avoir choisi le BUT R&amp;T ?</text:p>
          <text:list>
            <text:list-item>
              <text:p text:style-name="P11">Détails sur ma vie</text:p>
            </text:list-item>
            <text:list-item>
              <text:p text:style-name="P11">Mon profil d’élève</text:p>
            </text:list-item>
            <text:list-item>
              <text:p text:style-name="P11">Ma découverte de l’informatique</text:p>
            </text:list-item>
            <text:list-item>
              <text:p text:style-name="P11">L’année décisive</text:p>
            </text:list-item>
          </text:list>
        </text:list-item>
        <text:list-item>
          <text:p text:style-name="P11">Comment <text:s/>s’est déroulé le premier semestre ? Correspond-il à vos attentes ?</text:p>
          <text:list>
            <text:list-item>
              <text:p text:style-name="P11">Mes attentes</text:p>
            </text:list-item>
            <text:list-item>
              <text:p text:style-name="P13">Mon travail et mes résultats</text:p>
            </text:list-item>
            <text:list-item>
              <text:p text:style-name="P14">Mon avis sur le premier semestre de la formation</text:p>
            </text:list-item>
          </text:list>
        </text:list-item>
        <text:list-item>
          <text:p text:style-name="P12">Quels sont vos projets à moyen et long termes ?</text:p>
          <text:list>
            <text:list-item>
              <text:p text:style-name="P12"><text:span text:style-name="T21">Deuxième</text:span> Année</text:p>
            </text:list-item>
            <text:list-item>
              <text:p text:style-name="P12">Expérience Professionnel (stages et alternance)</text:p>
            </text:list-item>
            <text:list-item>
              <text:p text:style-name="P12">Expérience à l’internationnal</text:p>
            </text:list-item>
            <text:list-item>
              <text:p text:style-name="P12">Poursuite d’étude</text:p>
            </text:list-item>
          </text:list>
        </text:list-item>
      </text:list>
      <text:p text:style-name="P10"/>
      <text:h text:style-name="P5" text:outline-level="1"/>
      <text:h text:style-name="P8" text:outline-level="1">Introduction :</text:h>
      <text:p text:style-name="P15"/>
      <text:h text:style-name="Heading_20_1" text:outline-level="1"><text:bookmark-start text:name="__RefHeading___Toc107_3390323618"/>Partie <text:span text:style-name="T15">A</text:span> : Pourquoi avoir choisi le BUT R&amp;T ?<text:bookmark-end text:name="__RefHeading___Toc107_3390323618"/></text:h>
      <text:p text:style-name="Text_20_body">Avant de répondre à la question, j’aimerai<text:span text:style-name="T12">s</text:span> vous donner des détails sur ma vie d’avant le BUT. <text:span text:style-name="T6">Cela vous permettra de mieux comprendre la logique derrière les choix qui m’ont amené à poursuivre mes études en BUT R&amp;T et </text:span><text:span text:style-name="T12">non</text:span><text:span text:style-name="T6"> dans d’autres filières. </text:span></text:p>
      <text:p text:style-name="P3">Je suis né à Brest et j’ai vécu ma vie, jusqu’à cette année, dans une ville voisine (Saint-Renan). Mon père est professeur de technologie dans le secondaire et ma mère est garde d’enfants à domicile. </text:p>
      <text:p text:style-name="P2"><text:span text:style-name="T10">Durant ma scolarité, </text:span><text:span text:style-name="T7">j’avais un profil scientifique. </text:span><text:span text:style-name="T10">L</text:span><text:span text:style-name="T7">es maths et la physique m’intéressai</text:span><text:span text:style-name="T12">en</text:span><text:span text:style-name="T7">t mais ce qui me passionnait le plus c’était la technologie. </text:span><text:span text:style-name="T8">En sixième j’ai commencé à lire les livres d’informatiques que mon père stockait dans une étagère. </text:span></text:p>
      <text:p text:style-name="P4">Durant les années suivantes j’ai développé mes connaissances sur le sujet en apprenant de nouveaux langages de programmations, de nouveaux outils etc. Arrivé en fin de troisième, j’ai choisi d’aller dans un lycée offrant des filières scientifiques telles que les Sciences de l’Ingénieur ou les Sciences Informatiques et Numériques. </text:p>
      <text:p text:style-name="P2"><text:span text:style-name="T8">L’année qui m’a vraiment fait décider de ce que je voulais faire dans le futur était la Première. D’une part, la réforme du baccalauréat m’a poussé à choisir 3 spécialités . J’ai donc choisi les spécialités liées à l’informatique et à la technologie ( Numérique et Sciences Informatiques, Sciences de l’Ingénieur et Mathématiques). </text:span><text:span text:style-name="T13">Cependant l’année 2020 n’a pas été une année normale, en effet elle a été énormément affectée par la pandémie de Covid 19</text:span><text:span text:style-name="T8">. Comme les autres lycées de France, nous avons du subir plusieurs confinements. Cependant, bien que cela ait été un calvaire pour la plupart de mes </text:span><text:span text:style-name="T13">amis</text:span><text:span text:style-name="T8">, j’ai étonnamment </text:span><text:span text:style-name="T9">bien aimé le confinement. Cela m’a permis de d’avoir du temps à consacrer à la découverte de nouveaux langages de programmation et ainsi j’ai su que </text:span><text:span text:style-name="T5">l’informatique était</text:span><text:span text:style-name="T9"> ce que je voulais faire par dessus tout. </text:span></text:p>
      <text:p text:style-name="P2"><text:span text:style-name="T9">Puis vint l’année de Terminale, </text:span><text:span text:style-name="T11">d</text:span><text:span text:style-name="T9">urant cette année, j’ai fait énormément de recherches sur les cursus d’informatiques. Les BUT, les BTS, les CPGE (classes préparatoires aux grandes écoles), etc. <text:s/>Bien que </text:span><text:span text:style-name="T13">je fus</text:span><text:span text:style-name="T9"> bon élève, je ne me voyais pas aller en CPGE. </text:span><text:span text:style-name="T13">D’une part les CPGE impose une charge de travail importante ce qui à pour conséquence de réduire le temps de repos et les activités extrascolaires</text:span><text:span text:style-name="T9">. </text:span><text:span text:style-name="T13">D’autre part les cours en CPGE sont très théoriques et je ressentais le besoin de faire plus de pratique</text:span><text:span text:style-name="T9">. </text:span><text:span text:style-name="T13">J</text:span><text:span text:style-name="T9">’ai donc décider de porter </text:span><text:span text:style-name="T5">mes vœux</text:span><text:span text:style-name="T9"> sur les BUT et les BTS.</text:span></text:p>
      <text:p text:style-name="P1">J’ai <text:span text:style-name="T13">alors </text:span>demandé des BUT Informatiques à Vannes, <text:span text:style-name="T13">à </text:span>Lannion et dans d’autres villes, mais <text:span text:style-name="T13">aussi</text:span> le<text:span text:style-name="T13">s</text:span> BUT R&amp;T de Lannion et de Saint-Malo ainsi que le BUT GEII (Génie Électrique et Informatique industriel) de Brest. Lorsque fût arrivé le moment de choisir parmi les établissement<text:span text:style-name="T13">s, </text:span>j’avais en tête de choisir le BUT Informatique de Vannes. <text:span text:style-name="T13">Cependant</text:span> après avoir regardé plus en détails leur programme, j’ai remarqué que j’allais devoir prendre la première année à revoir des connaissances que <text:span text:style-name="T14">j’ai déjà </text:span><text:soft-page-break/><text:span text:style-name="T14">acquise en autodidact</text:span>. <text:span text:style-name="T10">J’ai donc retirer les BUT informatiques de ma liste et je me suis concentré sur les BUT R&amp;T. J’avais le choix entre Lannion et Saint-Malo. Les deux établissements m’attirai</text:span><text:span text:style-name="T14">ent</text:span><text:span text:style-name="T10">t mais il fallait faire un choix. N’ayant pas eu une bonne expérience durant la visite de l’IUT de Saint-Malo. </text:span><text:span text:style-name="T14">En effet lors de ma visite du l’IUT de Saint-Malo, plusieurs points m’ont interpellés. Premièrement l’accueil lors des portes ouvertes était à mon sens négligée. Nous n’avions aucun guide, personne à qui poser nos questions. Sur l’ensemble de ma visite, qui a durée 4 heures, je n’ai rencontré que deux enseignants qui n’étaient même pas responsable du BUT R&amp;T. Par conséquent moi choix s’est porté sur le BUT R&amp;T de Lannion.</text:span></text:p>
      <text:h text:style-name="P5" text:outline-level="1"/>
      <text:h text:style-name="P6" text:outline-level="1"><text:bookmark-start text:name="__RefHeading___Toc115_3390323618"/>Partie <text:span text:style-name="T15">B</text:span> : Comment s’est déroulé le premier semestre ? Correspond-il à vos attentes ?<text:bookmark-end text:name="__RefHeading___Toc115_3390323618"/></text:h>
      <text:p text:style-name="P16">Maintenant que vous savez pourquoi j’ai choisi le BUT R&amp;T de Lannion, je vais pouvoir vous expliquer comment s’est passé mon premier semestre dans cette formation.</text:p>
      <text:p text:style-name="P15"><text:span text:style-name="T15">Premièrement comme tout le monde, j’avais des attentes et des « a priori » concernant la formation. Tout d’abord en lisant le programme, j’avais peur de partir avec du retard par rapport aux autres éléves de la formation car contrairement à beaucoup je n’avais pas pris la spécialité Physique-Chimie en terminale, </text:span><text:span text:style-name="T16">celle-ci étant particulièrement utile pour l’étude des signaux que nous avons fait en début de semestre. De plus n’ayant pas vraiment réussi le cycle de mathématiques en première et en terminal, j’appréhendais cette matière. Malgrès ces peurs, je restais quand même optimiste car je savais que j’avais des compétences dans le coté informatique de la formation. Grâce à la spécialité NSI (Numérique et Sciences Informatiques) j’ai acquis des bases en résaux et en a</text:span>rchitecture <text:span text:style-name="T16">matérielle </text:span><text:span text:style-name="T17">et puis ma passion pour la programmation m’offrait une avance considérable sur le programme de la formation.</text:span></text:p>
      <text:p text:style-name="P17">C’est donc avec ces attentes que j’ai commencé ce semestre, et j’ai pu remarquer que les peurs que je pouvais avoir n’étaient pas justifiées. En effet les cours étaient fait pour que chacun puisse suivre peu importe le niveau avec lequel il arrivait dans la formation. Dès le début du semestre je me suis mis en place un planning de travail qui m’a permis de planifier mon travail personnel afin de travailler un peu tous les jours sans pour autant en être dégouter. Ma planification était assez simple, je donnais une valeur allant de 1 à 10 pour chaque cours. Plus la valeur était importante plus je devais <text:span text:style-name="T18">allouer du temps à la matière. Ensuite je répartissais les matières sur ma semaine en fonction de leur valeur. Cela m’a permis de rapidement prendre un rythme de travail et cela à porter ses fruits. J’ai pu maintenir une moyenne générale au dessus de 15 tout le long du semestre et je suis particulièrement fier de moi dans certaines matières comme la programmation où j’ai une moyenne de 19.36 et comme les enseignement de réseaux où j’ai en moyenne 16.5. Néanmoins il y a aussi des matières où je suis plutôt dessus comme les « signaux et systèmes » qui se trouve être ma moyen</text:span><text:span text:style-name="T19">n</text:span><text:span text:style-name="T18">e la plus basse.</text:span></text:p>
      <text:p text:style-name="P17"><text:span text:style-name="T19">Du fait que mes efforts portent leurs fruits je trouve la formation agréable et je m’y plais bien. Que ce soit le coté théorique qui est travaillé sans pour autant être omniprésent et le coté pratique qui mettre en place et comprendre ce travail, je trouve que la proportion est bien gérée. Cependant il reste quand même quelques points qui pour moi sont génant. </text:span><text:span text:style-name="T20">Ces points sont principalement à cause du fait que ce soit la première année de la réforme des BUT. De ce fait</text:span><text:span text:style-name="T19"> la formation est en plein changement de programme et </text:span><text:span text:style-name="T20">donc </text:span><text:span text:style-name="T19">beaucoup de cours sont fait pour la première fois. Cela laisse </text:span><text:span text:style-name="T20">alors</text:span><text:span text:style-name="T19"> place à des travaux dirigés qui ne sont pas complets </text:span><text:span text:style-name="T21">ou qui contiennent des erreurs</text:span><text:span text:style-name="T19">, </text:span><text:span text:style-name="T21">à </text:span><text:span text:style-name="T19">des sujets de SAE qui ne sont pas très équilibrés ou bien mal expliqués </text:span><text:span text:style-name="T21">etc. Mis à part cela, pour moi, la formation est intéressant et donne envie de la poursuivre.</text:span></text:p>
      <text:h text:style-name="P7" text:outline-level="1"><text:bookmark-start text:name="__RefHeading___Toc117_3390323618"/>Partie <text:span text:style-name="T15">C</text:span> : Quels sont vos projets à moyen et long termes ?<text:bookmark-end text:name="__RefHeading___Toc117_3390323618"/></text:h>
      <text:p text:style-name="P18">Parlons alors de la poursuite de cette formation et par conséquent de la deuxième année. Pour cette deuxième année nous devons choisir un parcours parmi Cybersécurité et DevOps. La cybersécurité est un sujet que j’affectionne particulièrement. J’ai pu par le passé aller à des conférences et j’ai moi même fait une présentation sur le sujet à mes camarades de Terminale. Je souhaite donc poursuivre ma formation en prennant le parcours Cybersécurité afin d’appronfondir mes connaissances sur le sujet.</text:p>
      <text:p text:style-name="P18">De plus la deuxième et troisième année sont rythmées par des expériences professionnelles que ce soit sous la forme de stages ou bien d’études en alternance. Concernant cela j’ai fait le choix de ne pas faire d’alternance au profit des stages en entreprise. Bien que je le préciserai plus tard dans cette partie, je souhaite poursuivre mes études après le BUT <text:span text:style-name="T22">et par conséquent je ferrai probablement une ou plusieurs année en alternance dans l’établissement où je serrai. Pourquoi ne pas faire d’alternance pendant le BUT et pendant les prochaines années d’études ? Pour moi l’alternance permet de se remplacer des cours majoritairement théorique en cours pratiques. De plus je pense qu’en fonction de l’entreprise où on se trouve cela nous spécialise à un type de travail. Cependant ce n’est pas la direction que je souhaites prendre. J’aimerai continuer à avoir une formation plutôt générale afin d’avoir des bases solides pour pouvoir aborder les années d’après plus facilement.</text:span></text:p>
      <text:p text:style-name="P19"><text:span text:style-name="T23">Concernant les stages, je souhaiterai les faire à l’internationnal si possible car c’est pour moi c’est une très bonne méthode de sortir de sa zone de comfort, approfondir mes compétences l</text:span>inguistique<text:span text:style-name="T23">s, et former un réseau professionnel à l’internationnal. </text:span><text:span text:style-name="T25">De plus, j’aimerai connaître de nouvelles cultures et voir comment fonctionne les entreprises à l’étranger.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oto Mono" svg:font-family="'Noto Mono'" style:font-family-generic="modern" style:font-pitch="fixed"/>
    <style:font-face style:name="Noto Sans" svg:font-family="'Noto Sans'" style:font-family-generic="swiss" style:font-pitch="variable"/>
    <style:font-face style:name="Noto Sans Light" svg:font-family="'Noto Sans Light'" style:font-family-generic="swiss" style:font-pitch="variable"/>
    <style:font-face style:name="Noto Serif" svg:font-family="'Noto Serif'" style:font-family-generic="roman"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Noto Serif" fo:font-family="'Noto Serif'" style:font-family-generic="roman" style:font-pitch="variable" fo:font-size="11pt" fo:language="fr" fo:country="FR" officeooo:rsid="0005a110" style:font-size-asian="11pt" style:font-size-complex="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Noto Serif" fo:font-family="'Noto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Noto Sans Light" fo:font-family="'Noto Sans Light'" style:font-family-generic="swiss" style:font-pitch="variable" fo:font-size="130%" fo:font-style="normal" style:text-underline-style="solid" style:text-underline-width="auto" style:text-underline-color="font-color" fo:font-weight="bold" style:font-size-asian="130%" style:font-style-asian="normal" style:font-weight-asian="bold" style:font-size-complex="130%"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erif" officeooo:rsid="0011b5d1"/>
    </style:style>
    <style:style style:name="MT2" style:family="text">
      <style:text-properties officeooo:rsid="0011b5d1"/>
    </style:style>
    <style:style style:name="MT3" style:family="text">
      <style:text-properties style:font-name="Noto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Hartmann Matthias</text:span><text:span text:style-name="MT2"><text:tab/><text:tab/></text:span><text:span text:style-name="MT3"><text:page-number text:select-page="current">5</text:page-number></text:span><text:span text:style-name="MT3">/</text:span><text:span text:style-name="MT3"><text:page-count>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2.2.2$Linux_X86_64 LibreOffice_project/20$Build-2</meta:generator>
    <dc:date>2022-01-10T12:12:46.181843199</dc:date>
    <meta:editing-duration>PT18M14S</meta:editing-duration>
    <meta:editing-cycles>12</meta:editing-cycles>
    <meta:document-statistic meta:table-count="0" meta:image-count="0" meta:object-count="0" meta:page-count="5" meta:paragraph-count="35" meta:word-count="1577" meta:character-count="9430" meta:non-whitespace-character-count="7893"/>
  </office:meta>
</office:document-meta>
</file>